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7F54F892377684DD.jpg" manifest:media-type="image/jpeg"/>
  <manifest:file-entry manifest:full-path="Pictures/10000000000001A90000011589743EE189A4608C.jpg" manifest:media-type="image/jpeg"/>
  <manifest:file-entry manifest:full-path="Pictures/1000000000000219000002B83EB80F53D521D967.jpg" manifest:media-type="image/jpeg"/>
  <manifest:file-entry manifest:full-path="Pictures/100000000000019B00000216A12DA27B5CCEC3D5.jpg" manifest:media-type="image/jpeg"/>
  <manifest:file-entry manifest:full-path="Pictures/100000000000040000000300B3EC4AC671586DDC.jpg" manifest:media-type="image/jpeg"/>
  <manifest:file-entry manifest:full-path="Pictures/10000001000004B0000003374BA237304EBCBFF6.png" manifest:media-type="image/png"/>
  <manifest:file-entry manifest:full-path="Pictures/1000000000000400000002AB9EF39470C94AFE12.jpg" manifest:media-type="image/jpeg"/>
  <manifest:file-entry manifest:full-path="Pictures/10000001000004B000000337C64774C1D5762459.png" manifest:media-type="image/png"/>
  <manifest:file-entry manifest:full-path="Pictures/1000000000000400000002288195B39990C1685C.jpg" manifest:media-type="image/jpeg"/>
  <manifest:file-entry manifest:full-path="Pictures/10000001000004B00000033723C9F4332A126C3C.png" manifest:media-type="image/png"/>
  <manifest:file-entry manifest:full-path="Pictures/10000000000001F8000002917ECCE48BDC56149B.jpg" manifest:media-type="image/jpe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>
        <office:forms form:automatic-focus="false" form:apply-design-mode="false"/>
        <draw:frame presentation:style-name="pr1" draw:layer="layout" svg:width="14.094cm" svg:height="3.506cm" svg:x="1.4cm" svg:y="8.8cm" presentation:class="title" presentation:user-transformed="true">
          <draw:text-box>
            <text:p>Med Webster<text:line-break/>1932-2022</text:p>
          </draw:text-box>
        </draw:frame>
        <draw:frame presentation:style-name="pr2" draw:layer="layout" svg:width="12.316cm" svg:height="2.548cm" svg:x="1.4cm" svg:y="13.2cm" presentation:class="outline" presentation:user-transformed="true">
          <draw:text-box>
            <text:list text:style-name="L2">
              <text:list-item>
                <text:p><text:a xlink:href="https://www.horancares.com/obituary/Medford-Webster?fbclid=IwAR0n2TMqbeiTE1zI4yaAp-F1Kco9GO1wKA4GKnofaBXk8inq9wKTZL7BnDA" xlink:type="simple">Obituary</text:a></text:p>
              </text:list-item>
            </text:list>
          </draw:text-box>
        </draw:frame>
        <draw:frame draw:style-name="gr1" draw:text-style-name="P1" draw:layer="layout" svg:width="10.873cm" svg:height="14.128cm" svg:x="16.256cm" svg:y="1.016cm">
          <draw:image xlink:href="Pictures/100000000000019B00000216A12DA27B5CCEC3D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style-name="gr1" draw:text-style-name="P1" draw:layer="layout" svg:width="14.207cm" svg:height="18.414cm" svg:x="7.112cm" svg:y="1.398cm">
          <draw:image xlink:href="Pictures/1000000000000219000002B83EB80F53D521D96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style-name="gr1" draw:text-style-name="P1" draw:layer="layout" svg:width="13.334cm" svg:height="17.382cm" svg:x="7.476cm" svg:y="1.892cm">
          <draw:image xlink:href="Pictures/10000000000001F8000002917ECCE48BDC56149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style-name="gr1" draw:text-style-name="P1" draw:layer="layout" svg:width="12.7cm" svg:height="8.306cm" svg:x="2.794cm" svg:y="3.048cm">
          <draw:image xlink:href="Pictures/10000000000001A90000011589743EE189A4608C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9">
        <office:forms form:automatic-focus="false" form:apply-design-mode="false"/>
        <draw:frame draw:style-name="gr1" draw:text-style-name="P1" draw:layer="layout" svg:width="20.32cm" svg:height="15.24cm" svg:x="3.556cm" svg:y="3.556cm">
          <draw:image xlink:href="Pictures/100000000000040000000300B3EC4AC671586DD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style-name="gr1" draw:text-style-name="P1" draw:layer="layout" svg:width="22.86cm" svg:height="12.319cm" svg:x="2.794cm" svg:y="4.445cm">
          <draw:image xlink:href="Pictures/1000000000000400000002288195B39990C1685C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style-name="gr1" draw:text-style-name="P1" draw:layer="layout" svg:width="22.86cm" svg:height="15.24cm" svg:x="2.794cm" svg:y="3.556cm">
          <draw:image xlink:href="Pictures/1000000000000400000002AB9EF39470C94AFE12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style-name="gr1" draw:text-style-name="P1" draw:layer="layout" svg:width="22.86cm" svg:height="17.145cm" svg:x="2.794cm" svg:y="2.032cm">
          <draw:image xlink:href="Pictures/1000000000000400000003007F54F892377684DD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8T17:26:43.276852285</meta:creation-date>
    <meta:editing-duration>PT41M14S</meta:editing-duration>
    <meta:editing-cycles>6</meta:editing-cycles>
    <meta:generator>LibreOffice/7.3.4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William Gabella</meta:initial-creator>
    <dc:date>2022-06-18T18:18:09.431499389</dc:date>
    <dc:creator>William Gabella</dc:creator>
    <meta:document-statistic meta:object-count="84"/>
    <meta:template xlink:type="simple" xlink:actuate="onRequest" xlink:title="Vintage" xlink:href="../../../../../../../usr/lib64/libreoffice/share/template/common/presnt/Vintage.otp" meta:date="2022-06-18T17:26:41.364492503"/>
  </office:meta>
</office:document-meta>
</file>